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53in"/>
    </style:style>
    <style:style style:name="ro1" style:family="table-row">
      <style:table-row-properties style:row-height="0.600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757575" style:font-name="Source Sans Pro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757575" style:font-name="Source Sans Pro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Source Sans Pro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Source Sans Pr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Source Sans Pr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Source Sans Pro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agram &amp; table" table:style-name="ta1">
        <table:shapes>
          <draw:frame draw:z-index="0" draw:style-name="gr1" draw:text-style-name="P1" svg:width="5.0945in" svg:height="4.5579in" svg:x="0.661in" svg:y="0.7165in">
            <draw:object draw:notify-on-update-of-ranges="'Diagram &amp; table'.B18:'Diagram &amp; table'.F18 'Diagram &amp; table'.A19:'Diagram &amp; table'.A19 'Diagram &amp; table'.B19:'Diagram &amp; table'.F19 'Diagram &amp; table'.A20:'Diagram &amp; table'.A20 'Diagram &amp; table'.B20:'Diagram &amp; table'.F20 'Diagram &amp; table'.A21:'Diagram &amp; table'.A21 'Diagram &amp; table'.B21:'Diagram &amp; table'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3" table:default-cell-style-name="ce4"/>
        <table:table-column table:style-name="co1" table:number-columns-repeated="960" table:default-cell-style-name="Default"/>
        <table:table-row table:style-name="ro1">
          <table:table-cell/>
          <table:table-cell table:style-name="ce3" office:value-type="string" calcext:value-type="string">
            <text:p>Title of diagram &amp; table</text:p>
          </table:table-cell>
          <table:table-cell table:number-columns-repeated="1022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>
            <text:p>Object 1</text:p>
          </table:table-cell>
          <table:table-cell table:style-name="ce5" office:value-type="string" calcext:value-type="string">
            <text:p>Object 2</text:p>
          </table:table-cell>
          <table:table-cell table:style-name="ce5" office:value-type="string" calcext:value-type="string">
            <text:p>Object 3</text:p>
          </table:table-cell>
          <table:table-cell table:style-name="ce5" office:value-type="string" calcext:value-type="string">
            <text:p>Object 4</text:p>
          </table:table-cell>
          <table:table-cell table:style-name="ce5" office:value-type="string" calcext:value-type="string">
            <text:p>Object 5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Category 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egory 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egory 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6"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8:43:45.436606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8:44:04.554408479</meta:creation-date>
    <meta:editing-duration>P0D</meta:editing-duration>
    <meta:editing-cycles>1</meta:editing-cycles>
    <meta:generator>LibreOffice/6.4.6.2$Linux_X86_64 LibreOffice_project/40$Build-2</meta:generator>
    <meta:document-statistic meta:table-count="1" meta:cell-count="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color="#757575" fo:font-family="'Source Sans Pro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757575" fo:font-family="'Source Sans Pro'" style:font-style-name="Regular" fo:font-size="10pt" style:font-size-asian="10pt" style:font-size-complex="10pt"/>
    </style:style>
    <style:style style:name="ch5" style:family="chart">
      <style:graphic-properties svg:stroke-color="#eeeeee"/>
    </style:style>
    <style:style style:name="ch6" style:family="chart" style:data-style-name="N0">
      <style:chart-properties chart:link-data-style-to-source="true"/>
      <style:graphic-properties draw:stroke="none" draw:fill-color="#024b7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44b7c2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ae49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41cm" svg:height="11.578cm" xlink:href=".." xlink:type="simple" chart:class="chart:bar" chart:style-name="ch1">
        <chart:plot-area chart:style-name="ch2" table:cell-range-address="'Diagram &amp; table'.A18:'Diagram &amp; table'.F21" chart:data-source-has-labels="both" svg:x="0.258cm" svg:y="0.231cm" svg:width="12.425cm" svg:height="11.116cm">
          <chartooo:coordinate-region svg:x="0.668cm" svg:y="0.457cm" svg:width="12.015cm" svg:height="10.665cm"/>
          <chart:axis chart:dimension="x" chart:name="primary-x" chart:style-name="ch3" chartooo:axis-type="auto">
            <chartooo:date-scale/>
            <chart:categories table:cell-range-address="'Diagram &amp; table'.B18:'Diagram &amp; table'.F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iagram &amp; table'.B19:'Diagram &amp; table'.F19" chart:label-cell-address="'Diagram &amp; table'.A19:'Diagram &amp; table'.A19" chart:class="chart:bar">
            <chart:data-point chart:repeated="5"/>
          </chart:series>
          <chart:series chart:style-name="ch7" chart:values-cell-range-address="'Diagram &amp; table'.B20:'Diagram &amp; table'.F20" chart:label-cell-address="'Diagram &amp; table'.A20:'Diagram &amp; table'.A20" chart:class="chart:bar">
            <chart:data-point chart:repeated="5"/>
          </chart:series>
          <chart:series chart:style-name="ch8" chart:values-cell-range-address="'Diagram &amp; table'.B21:'Diagram &amp; table'.F21" chart:label-cell-address="'Diagram &amp; table'.A21:'Diagram &amp; table'.A2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 1</text:p>
                <draw:g>
                  <svg:desc>'Diagram &amp; table'.B18:'Diagram &amp; table'.F18</svg:desc>
                </draw:g>
              </table:table-cell>
              <table:table-cell office:value-type="string">
                <text:p>Object 2</text:p>
              </table:table-cell>
              <table:table-cell office:value-type="string">
                <text:p>Object 3</text:p>
              </table:table-cell>
              <table:table-cell office:value-type="string">
                <text:p>Object 4</text:p>
              </table:table-cell>
              <table:table-cell office:value-type="string">
                <text:p>Object 5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  <draw:g>
                  <svg:desc>'Diagram &amp; table'.A19:'Diagram &amp; table'.A19</svg:desc>
                </draw:g>
              </table:table-cell>
              <table:table-cell office:value-type="float" office:value="2">
                <text:p>2</text:p>
                <draw:g>
                  <svg:desc>'Diagram &amp; table'.B19:'Diagram &amp; table'.F1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2</text:p>
                <draw:g>
                  <svg:desc>'Diagram &amp; table'.A20:'Diagram &amp; table'.A20</svg:desc>
                </draw:g>
              </table:table-cell>
              <table:table-cell office:value-type="float" office:value="1">
                <text:p>1</text:p>
                <draw:g>
                  <svg:desc>'Diagram &amp; table'.B20:'Diagram &amp; table'.F2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3</text:p>
                <draw:g>
                  <svg:desc>'Diagram &amp; table'.A21:'Diagram &amp; table'.A21</svg:desc>
                </draw:g>
              </table:table-cell>
              <table:table-cell office:value-type="float" office:value="3">
                <text:p>3</text:p>
                <draw:g>
                  <svg:desc>'Diagram &amp; table'.B21:'Diagram &amp; table'.F2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